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5.75cm"/>
      <style:paragraph-properties style:writing-mode="lr-tb"/>
    </style:style>
    <style:style style:name="gr2" style:family="graphic" style:parent-style-name="objectwithoutfill">
      <style:graphic-properties draw:marker-end="화살촉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126cm" fo:min-width="3.876cm"/>
      <style:paragraph-properties style:writing-mode="lr-tb"/>
    </style:style>
    <style:style style:name="gr4" style:family="graphic" style:parent-style-name="objectwithoutfill">
      <style:graphic-properties draw:marker-end="화살촉_20_8" draw:marker-end-width="0.3cm" draw:fill="none" draw:textarea-vertical-align="middl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85cm" fo:min-width="5.08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cm" fo:min-width="9.75cm"/>
      <style:paragraph-properties style:writing-mode="lr-tb"/>
    </style:style>
    <style:style style:name="gr7" style:family="graphic" style:parent-style-name="objectwithoutfill">
      <style:graphic-properties draw:marker-end="화살촉_20_9" draw:marker-end-width="0.3cm" draw:fill="none" draw:textarea-vertical-align="middl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76cm" fo:min-width="3.126cm"/>
      <style:paragraph-properties style:writing-mode="lr-tb"/>
    </style:style>
    <style:style style:name="gr9" style:family="graphic" style:parent-style-name="objectwithoutfill">
      <style:graphic-properties draw:marker-end="화살촉_20_10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75cm" fo:min-width="4.5cm"/>
      <style:paragraph-properties style:writing-mode="lr-tb"/>
    </style:style>
    <style:style style:name="gr11" style:family="graphic" style:parent-style-name="objectwithoutfill">
      <style:graphic-properties draw:marker-end="화살촉_20_11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화살촉_20_12" draw:marker-end-width="0.3cm" draw:fill="none" draw:textarea-vertical-align="middl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75cm" fo:min-width="8.5cm"/>
      <style:paragraph-properties style:writing-mode="lr-tb"/>
    </style:style>
    <style:style style:name="gr15" style:family="graphic" style:parent-style-name="objectwithoutfill">
      <style:graphic-properties draw:marker-end="화살촉_20_13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126cm" fo:min-width="5.5cm" fo:wrap-option="no-wrap"/>
      <style:paragraph-properties style:writing-mode="lr-tb"/>
    </style:style>
    <style:style style:name="gr17" style:family="graphic" style:parent-style-name="objectwithoutfill">
      <style:graphic-properties draw:marker-end="화살촉_20_15" draw:marker-end-width="0.3cm" draw:fill="none" draw:textarea-vertical-align="middle"/>
      <style:paragraph-properties style:writing-mode="lr-tb"/>
    </style:style>
    <style:style style:name="gr18" style:family="graphic" style:parent-style-name="objectwithoutfill">
      <style:graphic-properties draw:marker-end="화살촉_20_16" draw:marker-end-width="0.3cm" draw:fill="none" draw:textarea-vertical-align="middl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25cm" fo:min-width="7.2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xml:id="id1" draw:id="id1" draw:layer="layout" svg:width="6.25cm" svg:height="1cm" svg:x="17.9cm" svg:y="2.55cm">
          <text:p text:style-name="P1">Language input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21.025cm" svg:y1="3.55cm" svg:x2="21.025cm" svg:y2="7.8cm" draw:start-shape="id1" draw:start-glue-point="2" draw:end-shape="id2" draw:end-glue-point="4" svg:d="M21025 3550v4250" svg:viewBox="0 0 1 4251">
          <text:p/>
        </draw:connector>
        <draw:custom-shape draw:style-name="gr3" draw:text-style-name="P1" xml:id="id2" draw:id="id2" draw:layer="layout" svg:width="8.75cm" svg:height="2.75cm" svg:x="16.65cm" svg:y="7.8cm">
          <text:p text:style-name="P1">Is message firs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16.65cm" svg:y1="9.175cm" svg:x2="12.456cm" svg:y2="13.875cm" draw:start-shape="id2" draw:start-glue-point="5" draw:end-shape="id3" draw:end-glue-point="0" svg:d="M16650 9175h-4194v4700" svg:viewBox="0 0 4195 4701">
          <text:p>Yes</text:p>
        </draw:connector>
        <draw:custom-shape draw:style-name="gr5" draw:text-style-name="P1" xml:id="id3" draw:id="id3" draw:layer="layout" svg:width="5.588cm" svg:height="1.1cm" svg:x="9.662cm" svg:y="13.875cm">
          <text:p text:style-name="P1">Save message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10.25cm" svg:height="2.25cm" svg:x="24.8cm" svg:y="13.3cm">
          <text:p text:style-name="P1">Compare message of storage sequentially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5.4cm" svg:y1="9.175cm" svg:x2="29.925cm" svg:y2="13.3cm" draw:start-shape="id2" draw:start-glue-point="7" draw:end-shape="id4" draw:end-glue-point="0" svg:d="M25400 9175h4525v4125" svg:viewBox="0 0 4526 4126">
          <text:p>No</text:p>
        </draw:connector>
        <draw:custom-shape draw:style-name="gr8" draw:text-style-name="P1" xml:id="id6" draw:id="id6" draw:layer="layout" svg:width="7.25cm" svg:height="2.25cm" svg:x="26.3cm" svg:y="20.15cm">
          <text:p text:style-name="P1">Sam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draw:type="line" svg:x1="29.925cm" svg:y1="15.55cm" svg:x2="29.925cm" svg:y2="16.8cm" draw:start-shape="id4" draw:start-glue-point="2" draw:end-shape="id5" draw:end-glue-point="0" svg:d="M29925 15550v1250" svg:viewBox="0 0 1 1251">
          <text:p/>
        </draw:connector>
        <draw:custom-shape draw:style-name="gr10" draw:text-style-name="P1" xml:id="id7" draw:id="id7" draw:layer="layout" svg:width="5cm" svg:height="2cm" svg:x="20.05cm" svg:y="23.95cm">
          <text:p text:style-name="P1">Pass next step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26.3cm" svg:y1="21.275cm" svg:x2="22.55cm" svg:y2="23.95cm" draw:start-shape="id6" draw:start-glue-point="5" draw:end-shape="id7" draw:end-glue-point="0" svg:d="M26300 21275h-3750v2675" svg:viewBox="0 0 3751 2676">
          <text:p>Yes</text:p>
        </draw:connector>
        <draw:connector draw:style-name="gr12" draw:text-style-name="P3" draw:layer="layout" svg:x1="33.55cm" svg:y1="21.275cm" svg:x2="40.05cm" svg:y2="23.3cm" draw:start-shape="id6" draw:start-glue-point="7" draw:end-shape="id8" draw:end-glue-point="4" svg:d="M33550 21275h6500v2025" svg:viewBox="0 0 6501 2026">
          <text:p>No</text:p>
        </draw:connector>
        <draw:custom-shape draw:style-name="gr13" draw:text-style-name="P1" xml:id="id9" draw:id="id9" draw:layer="layout" svg:width="5.5cm" svg:height="2cm" svg:x="27.55cm" svg:y="28.55cm">
          <text:p text:style-name="P1">Save message</text:p>
          <draw:enhanced-geometry svg:viewBox="0 0 21600 21600" draw:type="rectangle" draw:enhanced-path="M 0 0 L 21600 0 21600 21600 0 21600 0 0 Z N"/>
        </draw:custom-shape>
        <draw:custom-shape draw:style-name="gr14" draw:text-style-name="P1" xml:id="id5" draw:id="id5" draw:layer="layout" svg:width="9cm" svg:height="2cm" svg:x="25.425cm" svg:y="16.8cm">
          <text:p text:style-name="P1">Set start point and end point in input message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line" svg:x1="29.925cm" svg:y1="18.8cm" svg:x2="29.925cm" svg:y2="20.15cm" draw:start-shape="id5" draw:start-glue-point="2" draw:end-shape="id6" draw:end-glue-point="4" svg:d="M29925 18800v1350" svg:viewBox="0 0 1 1351">
          <text:p/>
        </draw:connector>
        <draw:custom-shape draw:style-name="gr16" draw:text-style-name="P1" xml:id="id8" draw:id="id8" draw:layer="layout" svg:width="12cm" svg:height="2.75cm" svg:x="34.05cm" svg:y="23.3cm">
          <text:p text:style-name="P1">Is Same input message message </text:p>
          <text:p text:style-name="P1">in distance of two poin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3" draw:layer="layout" svg:x1="34.05cm" svg:y1="24.675cm" svg:x2="30.3cm" svg:y2="28.55cm" draw:start-shape="id8" draw:start-glue-point="5" draw:end-shape="id9" draw:end-glue-point="0" svg:d="M34050 24675h-3750v3875" svg:viewBox="0 0 3751 3876">
          <text:p>Yes</text:p>
        </draw:connector>
        <draw:connector draw:style-name="gr18" draw:text-style-name="P3" draw:layer="layout" svg:x1="46.05cm" svg:y1="24.675cm" svg:x2="49.425cm" svg:y2="28.3cm" draw:start-shape="id8" draw:start-glue-point="7" draw:end-shape="id10" draw:end-glue-point="0" svg:d="M46050 24675h3375v3625" svg:viewBox="0 0 3376 3626">
          <text:p>No</text:p>
        </draw:connector>
        <draw:custom-shape draw:style-name="gr19" draw:text-style-name="P1" xml:id="id10" draw:id="id10" draw:layer="layout" svg:width="7.75cm" svg:height="2.5cm" svg:x="45.55cm" svg:y="28.3cm">
          <text:p text:style-name="P1">Save two message with matrix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화살촉_20_1" draw:display-name="화살촉 1" svg:viewBox="0 0 20 20" svg:d="M0 20l10-20 10 20z"/>
    <draw:marker draw:name="화살촉_20_10" draw:display-name="화살촉 10" svg:viewBox="0 0 20 20" svg:d="M0 20l10-20 10 20z"/>
    <draw:marker draw:name="화살촉_20_11" draw:display-name="화살촉 11" svg:viewBox="0 0 20 20" svg:d="M0 20l10-20 10 20z"/>
    <draw:marker draw:name="화살촉_20_12" draw:display-name="화살촉 12" svg:viewBox="0 0 20 20" svg:d="M0 20l10-20 10 20z"/>
    <draw:marker draw:name="화살촉_20_13" draw:display-name="화살촉 13" svg:viewBox="0 0 20 20" svg:d="M0 20l10-20 10 20z"/>
    <draw:marker draw:name="화살촉_20_15" draw:display-name="화살촉 15" svg:viewBox="0 0 20 20" svg:d="M0 20l10-20 10 20z"/>
    <draw:marker draw:name="화살촉_20_16" draw:display-name="화살촉 16" svg:viewBox="0 0 20 20" svg:d="M0 20l10-20 10 20z"/>
    <draw:marker draw:name="화살촉_20_2" draw:display-name="화살촉 2" svg:viewBox="0 0 20 20" svg:d="M0 20l10-20 10 20z"/>
    <draw:marker draw:name="화살촉_20_4" draw:display-name="화살촉 4" svg:viewBox="0 0 20 20" svg:d="M0 20l10-20 10 20z"/>
    <draw:marker draw:name="화살촉_20_5" draw:display-name="화살촉 5" svg:viewBox="0 0 20 20" svg:d="M0 20l10-20 10 20z"/>
    <draw:marker draw:name="화살촉_20_6" draw:display-name="화살촉 6" svg:viewBox="0 0 20 20" svg:d="M0 20l10-20 10 20z"/>
    <draw:marker draw:name="화살촉_20_7" draw:display-name="화살촉 7" svg:viewBox="0 0 20 20" svg:d="M0 20l10-20 10 20z"/>
    <draw:marker draw:name="화살촉_20_8" draw:display-name="화살촉 8" svg:viewBox="0 0 20 20" svg:d="M0 20l10-20 10 20z"/>
    <draw:marker draw:name="화살촉_20_9" draw:display-name="화살촉 9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60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7T16:28:24.445524554</meta:creation-date>
    <meta:generator>LibreOffice/7.2.2.2$Linux_X86_64 LibreOffice_project/02b2acce88a210515b4a5bb2e46cbfb63fe97d56</meta:generator>
    <dc:date>2021-11-12T05:02:51.141068988</dc:date>
    <meta:editing-duration>PT1H27M51S</meta:editing-duration>
    <meta:editing-cycles>41</meta:editing-cycles>
    <meta:document-statistic meta:object-count="19"/>
  </office:meta>
</office:document-meta>
</file>